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0.202cm" fo:margin-left="-0.016cm" fo:margin-right="6.814cm" table:align="margins"/>
    </style:style>
    <style:style style:name="Tabella1.A" style:family="table-column">
      <style:table-column-properties style:column-width="3.228cm" style:rel-column-width="1830*"/>
    </style:style>
    <style:style style:name="Tabella1.B" style:family="table-column">
      <style:table-column-properties style:column-width="0.635cm" style:rel-column-width="360*"/>
    </style:style>
    <style:style style:name="Tabella1.C" style:family="table-column">
      <style:table-column-properties style:column-width="6.339cm" style:rel-column-width="3594*"/>
    </style:style>
    <style:style style:name="Tabella1.1" style:family="table-row">
      <style:table-row-properties style:min-row-height="0.741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3" style:family="table-row">
      <style:table-row-properties style:min-row-height="0.887cm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7" style:family="table-row">
      <style:table-row-properties style:min-row-height="0.758cm"/>
    </style:style>
    <style:style style:name="Tabella2" style:family="table">
      <style:table-properties style:width="17.78cm" fo:margin-left="-0.016cm" fo:margin-right="-0.764cm" table:align="margins"/>
    </style:style>
    <style:style style:name="Tabella2.A" style:family="table-column">
      <style:table-column-properties style:column-width="3.228cm" style:rel-column-width="1830*"/>
    </style:style>
    <style:style style:name="Tabella2.B" style:family="table-column">
      <style:table-column-properties style:column-width="0.635cm" style:rel-column-width="360*"/>
    </style:style>
    <style:style style:name="Tabella2.C" style:family="table-column">
      <style:table-column-properties style:column-width="13.917cm" style:rel-column-width="7890*"/>
    </style:style>
    <style:style style:name="Tabella2.1" style:family="table-row">
      <style:table-row-properties style:min-row-height="0.741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9" style:family="table-row">
      <style:table-row-properties style:min-row-height="0.758cm"/>
    </style:style>
    <style:style style:name="Tabella3" style:family="table">
      <style:table-properties style:width="17.78cm" fo:margin-left="-0.016cm" fo:margin-right="-0.764cm" table:align="margins"/>
    </style:style>
    <style:style style:name="Tabella3.A" style:family="table-column">
      <style:table-column-properties style:column-width="3.228cm" style:rel-column-width="1830*"/>
    </style:style>
    <style:style style:name="Tabella3.B" style:family="table-column">
      <style:table-column-properties style:column-width="0.635cm" style:rel-column-width="360*"/>
    </style:style>
    <style:style style:name="Tabella3.C" style:family="table-column">
      <style:table-column-properties style:column-width="13.917cm" style:rel-column-width="7890*"/>
    </style:style>
    <style:style style:name="Tabella3.1" style:family="table-row">
      <style:table-row-properties style:min-row-height="0.741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9" style:family="table-row">
      <style:table-row-properties style:min-row-height="0.758cm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color="#00b050" fo:font-weight="bold" style:font-weight-asian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color="#ff3333" fo:language="en" fo:country="US"/>
    </style:style>
    <style:style style:name="P7" style:family="paragraph" style:parent-style-name="Standard">
      <style:paragraph-properties fo:text-align="start" style:justify-single-word="false"/>
      <style:text-properties fo:color="#ff3333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color="#00b050" fo:font-weight="bold" style:font-weight-asian="bold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b050" fo:font-weight="bold" style:font-weight-asian="bold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color="#ff3333"/>
    </style:style>
    <style:style style:name="P15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053cm solid #00000a"/>
      <style:text-properties fo:color="#ff3333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rea le tabelle di analisi grammaticale corrispondenti ai seguenti tre programmi, facendo uso delle categorie sintattiche </text:p>
      <text:p text:style-name="P3">&lt;programma&gt; </text:p>
      <text:p text:style-name="P3">&lt;direttiva&gt; </text:p>
      <text:p text:style-name="P3">&lt;funzione&gt; <text:s text:c="23"/></text:p>
      <text:p text:style-name="P3">&lt;blocco&gt;</text:p>
      <text:p text:style-name="P3">&lt;comando&gt;</text:p>
      <text:p text:style-name="P3">&lt;dichiarazione&gt;</text:p>
      <text:p text:style-name="Standard"/>
      <text:p text:style-name="P1">#include &lt;iostream&gt; <text:s text:c="64"/></text:p>
      <text:p text:style-name="P1">using namespace std; </text:p>
      <text:p text:style-name="P1">int main()</text:p>
      <text:p text:style-name="P1">{</text:p>
      <text:p text:style-name="Standard"><text:span text:style-name="T1"><text:tab/>cout &lt;&lt; "Hello World!" </text:span>&lt;&lt; endl; <text:s text:c="16"/></text:p>
      <text:p text:style-name="Standard"><text:tab/>return 0;</text:p>
      <text:p text:style-name="P2">}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3"><text:s text:c="3"/>&lt;programma&gt; </text:p>
          </table:table-cell>
          <table:table-cell table:style-name="Tabella1.A1" office:value-type="string">
            <text:p text:style-name="P8">→</text:p>
          </table:table-cell>
          <table:table-cell table:style-name="Tabella1.C1" office:value-type="string">
            <text:p text:style-name="P15">&lt;direttiva&gt;&lt;direttiva&gt;&lt;funzione&gt;</text:p>
          </table:table-cell>
        </table:table-row>
        <table:table-row table:style-name="Tabella1.1">
          <table:table-cell table:style-name="Tabella1.A2" office:value-type="string">
            <text:p text:style-name="P13"><text:s text:c="2"/>&lt;direttiva&gt; 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6">#include &lt;iostream&gt; <text:s/></text:p>
          </table:table-cell>
        </table:table-row>
        <table:table-row table:style-name="Tabella1.3">
          <table:table-cell table:style-name="Tabella1.A3" office:value-type="string">
            <text:p text:style-name="P13"><text:s text:c="2"/>&lt;direttiva&gt;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6">using namespace std; </text:p>
          </table:table-cell>
        </table:table-row>
        <table:table-row>
          <table:table-cell table:style-name="Tabella1.A2" office:value-type="string">
            <text:p text:style-name="P13">&lt;funzione&gt;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15">int main ()&lt;blocco&gt;</text:p>
          </table:table-cell>
        </table:table-row>
        <table:table-row>
          <table:table-cell table:style-name="Tabella1.A2" office:value-type="string">
            <text:p text:style-name="P13"><text:s/>&lt;blocco&gt;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15"><text:s/>{&lt;comando&gt;&lt;comando&gt;}</text:p>
          </table:table-cell>
        </table:table-row>
        <table:table-row>
          <table:table-cell table:style-name="Tabella1.A2" office:value-type="string">
            <text:p text:style-name="P13">&lt;comando&gt;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7"><text:span text:style-name="T1">cout &lt;&lt; "Hello World!" </text:span>&lt;&lt; endl; </text:p>
          </table:table-cell>
        </table:table-row>
        <table:table-row table:style-name="Tabella1.7">
          <table:table-cell table:style-name="Tabella1.A2" office:value-type="string">
            <text:p text:style-name="P13">&lt;comando&gt;</text:p>
          </table:table-cell>
          <table:table-cell table:style-name="Tabella1.A2" office:value-type="string">
            <text:p text:style-name="P8">→</text:p>
          </table:table-cell>
          <table:table-cell table:style-name="Tabella1.C2" office:value-type="string">
            <text:p text:style-name="P7">return 0;</text:p>
          </table:table-cell>
        </table:table-row>
      </table:table>
      <text:p text:style-name="P2"/>
      <text:p text:style-name="Standard"/>
      <text:p text:style-name="P1">#include &lt;iostream&gt;</text:p>
      <text:p text:style-name="P1"><text:soft-page-break/>int main()</text:p>
      <text:p text:style-name="P1">{</text:p>
      <text:p text:style-name="P1"><text:tab/>std::cout &lt;&lt; "Hello World!" &lt;&lt; endl;</text:p>
      <text:p text:style-name="P1"><text:s text:c="14"/>string parola;</text:p>
      <text:p text:style-name="Standard"><text:span text:style-name="T1"><text:tab/></text:span>std::cout &lt;&lt; "Dimmi qualcosa: ";</text:p>
      <text:p text:style-name="Standard"><text:span text:style-name="T1"><text:tab/></text:span>std::cin &gt;&gt; parola;</text:p>
      <text:p text:style-name="Standard"><text:s text:c="14"/>std::cout &lt;&lt; "Grazie " &lt;&lt; endl;</text:p>
      <text:p text:style-name="Standard"><text:s text:c="13"/>return 0;</text:p>
      <text:p text:style-name="P4">}</text:p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3"><text:s text:c="3"/>&lt;programma&gt; </text:p>
          </table:table-cell>
          <table:table-cell table:style-name="Tabella2.A1" office:value-type="string">
            <text:p text:style-name="P8">→</text:p>
          </table:table-cell>
          <table:table-cell table:style-name="Tabella2.C1" office:value-type="string">
            <text:p text:style-name="P15">&lt;direttiva&gt;&lt;funzione&gt;</text:p>
          </table:table-cell>
        </table:table-row>
        <table:table-row table:style-name="Tabella2.1">
          <table:table-cell table:style-name="Tabella2.A2" office:value-type="string">
            <text:p text:style-name="P13"><text:s text:c="2"/>&lt;direttiva&gt; 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6">#include &lt;iostream&gt; <text:s/></text:p>
          </table:table-cell>
        </table:table-row>
        <table:table-row>
          <table:table-cell table:style-name="Tabella2.A2" office:value-type="string">
            <text:p text:style-name="P13"><text:s/>&lt;funzione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15">int main ()&lt;blocco&gt;</text:p>
          </table:table-cell>
        </table:table-row>
        <table:table-row>
          <table:table-cell table:style-name="Tabella2.A2" office:value-type="string">
            <text:p text:style-name="P13"><text:s/>&lt;blocc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15">{&lt;comando&gt;&lt;dichiarazione&gt;&lt;comando&gt;&lt;comando&gt;&lt;comando&gt;&lt;comando&gt;}</text:p>
          </table:table-cell>
        </table:table-row>
        <table:table-row>
          <table:table-cell table:style-name="Tabella2.A2" office:value-type="string">
            <text:p text:style-name="P13">&lt;comand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6">std::cout &lt;&lt; "Hello World!" &lt;&lt; endl;</text:p>
          </table:table-cell>
        </table:table-row>
        <table:table-row>
          <table:table-cell table:style-name="Tabella2.A2" office:value-type="string">
            <text:p text:style-name="P13">&lt;dichiarazione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6"><text:s/>string parola;</text:p>
          </table:table-cell>
        </table:table-row>
        <table:table-row>
          <table:table-cell table:style-name="Tabella2.A2" office:value-type="string">
            <text:p text:style-name="P13">&lt;comand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7">std::cout &lt;&lt; "Dimmi qualcosa: ";</text:p>
          </table:table-cell>
        </table:table-row>
        <table:table-row>
          <table:table-cell table:style-name="Tabella2.A2" office:value-type="string">
            <text:p text:style-name="P13">&lt;comand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7">std::cin &gt;&gt; parola;</text:p>
          </table:table-cell>
        </table:table-row>
        <table:table-row table:style-name="Tabella2.9">
          <table:table-cell table:style-name="Tabella2.A2" office:value-type="string">
            <text:p text:style-name="P13">&lt;comand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7">std::cout &lt;&lt; "Grazie " &lt;&lt; endl;</text:p>
          </table:table-cell>
        </table:table-row>
        <table:table-row table:style-name="Tabella2.9">
          <table:table-cell table:style-name="Tabella2.A2" office:value-type="string">
            <text:p text:style-name="P13">&lt;comando&gt;</text:p>
          </table:table-cell>
          <table:table-cell table:style-name="Tabella2.A2" office:value-type="string">
            <text:p text:style-name="P8">→</text:p>
          </table:table-cell>
          <table:table-cell table:style-name="Tabella2.C2" office:value-type="string">
            <text:p text:style-name="P7"><text:s text:c="2"/>return 0;</text:p>
          </table:table-cell>
        </table:table-row>
      </table:table>
      <text:p text:style-name="P1"><text:bookmark text:name="_GoBack"/>#include &lt;iostream&gt;</text:p>
      <text:p text:style-name="P1">int main()</text:p>
      <text:p text:style-name="P1">{</text:p>
      <text:p text:style-name="P1"><text:tab/>std::cout &lt;&lt; "Ciao" &lt;&lt; endl;</text:p>
      <text:p text:style-name="Standard"><text:s text:c="14"/>int a;</text:p>
      <text:p text:style-name="Standard"><text:soft-page-break/><text:tab/>std::cout &lt;&lt; "Dammi un numero: ";</text:p>
      <text:p text:style-name="Standard"><text:s text:c="14"/><text:span text:style-name="T1">std::cin &lt;&lt; a;</text:span></text:p>
      <text:p text:style-name="Standard"><text:s text:c="14"/>std::cout &gt;&gt; "Orribile.";</text:p>
      <text:p text:style-name="Standard"><text:s text:c="13"/><text:span text:style-name="T1">return 0;</text:span></text:p>
      <text:p text:style-name="P1">}</text:p>
      <text:p text:style-name="P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3"><text:s text:c="3"/>&lt;programma&gt; </text:p>
          </table:table-cell>
          <table:table-cell table:style-name="Tabella3.A1" office:value-type="string">
            <text:p text:style-name="P9">→</text:p>
          </table:table-cell>
          <table:table-cell table:style-name="Tabella3.C1" office:value-type="string">
            <text:p text:style-name="P15">&lt;direttiva&gt;&lt;funzione&gt;</text:p>
          </table:table-cell>
        </table:table-row>
        <table:table-row table:style-name="Tabella3.1">
          <table:table-cell table:style-name="Tabella3.A2" office:value-type="string">
            <text:p text:style-name="P13"><text:s text:c="2"/>&lt;direttiva&gt; 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6">#include &lt;iostream&gt; <text:s/></text:p>
          </table:table-cell>
        </table:table-row>
        <table:table-row>
          <table:table-cell table:style-name="Tabella3.A2" office:value-type="string">
            <text:p text:style-name="P13"><text:s/>&lt;funzione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15">int main ()&lt;blocco&gt;</text:p>
          </table:table-cell>
        </table:table-row>
        <table:table-row>
          <table:table-cell table:style-name="Tabella3.A2" office:value-type="string">
            <text:p text:style-name="P13"><text:s/>&lt;blocc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15">{&lt;comando&gt;&lt;dichiarazione&gt;&lt;comando&gt;&lt;comando&gt;&lt;comando&gt;&lt;comando&gt;}</text:p>
          </table:table-cell>
        </table:table-row>
        <table:table-row>
          <table:table-cell table:style-name="Tabella3.A2" office:value-type="string">
            <text:p text:style-name="P13">&lt;comand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6">std::cout &lt;&lt; "Ciao" &lt;&lt; endl;</text:p>
          </table:table-cell>
        </table:table-row>
        <table:table-row>
          <table:table-cell table:style-name="Tabella3.A2" office:value-type="string">
            <text:p text:style-name="P13">&lt;dichiarazione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6">int a;</text:p>
          </table:table-cell>
        </table:table-row>
        <table:table-row>
          <table:table-cell table:style-name="Tabella3.A2" office:value-type="string">
            <text:p text:style-name="P13">&lt;comand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7">std::cout &lt;&lt; "Dammi un numero: ";</text:p>
          </table:table-cell>
        </table:table-row>
        <table:table-row>
          <table:table-cell table:style-name="Tabella3.A2" office:value-type="string">
            <text:p text:style-name="P13">&lt;comand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7"><text:span text:style-name="T1">std::cin &lt;&lt; a;</text:span></text:p>
          </table:table-cell>
        </table:table-row>
        <table:table-row table:style-name="Tabella3.9">
          <table:table-cell table:style-name="Tabella3.A2" office:value-type="string">
            <text:p text:style-name="P13">&lt;comand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7">std::cout &gt;&gt; "Orribile.";</text:p>
          </table:table-cell>
        </table:table-row>
        <table:table-row table:style-name="Tabella3.9">
          <table:table-cell table:style-name="Tabella3.A2" office:value-type="string">
            <text:p text:style-name="P13">&lt;comando&gt;</text:p>
          </table:table-cell>
          <table:table-cell table:style-name="Tabella3.A2" office:value-type="string">
            <text:p text:style-name="P9">→</text:p>
          </table:table-cell>
          <table:table-cell table:style-name="Tabella3.C2" office:value-type="string">
            <text:p text:style-name="P7"><text:s/>return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353cm" fo:line-height="115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loext:contextual-spacing="false"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ato_20_HTML_20_Carattere" style:display-name="Preformattato HTML Carattere" style:family="text" style:parent-style-name="Default_20_Paragraph_20_Font"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1T19:47:45.12</meta:creation-date>
    <meta:document-statistic meta:table-count="3" meta:image-count="0" meta:object-count="0" meta:page-count="3" meta:paragraph-count="115" meta:word-count="227" meta:character-count="1792"/>
    <dc:date>2017-03-21T20:17:16.99</dc:date>
    <meta:editing-duration>PT14M</meta:editing-duration>
    <meta:editing-cycles>1</meta:editing-cycles>
    <meta:generator>OpenOffice/4.1.2$Win32 OpenOffice.org_project/412m3$Build-9782</meta:generator>
  </office:meta>
</office:document-meta>
</file>